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.5pt" fo:letter-spacing="normal" fo:font-style="normal" fo:font-weight="normal" style:font-size-asian="11.5pt" style:font-size-complex="11.5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.5pt" fo:letter-spacing="normal" fo:font-style="normal" fo:font-weight="bold" style:font-size-asian="11.5pt" style:font-size-complex="11.5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.5pt" fo:letter-spacing="normal" fo:font-style="normal" fo:font-weight="normal" style:font-size-asian="11.5pt" style:font-size-complex="11.5pt"/>
    </style:style>
    <style:style style:name="P5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.5pt" fo:letter-spacing="normal" fo:font-style="normal" style:text-underline-style="solid" style:text-underline-width="auto" style:text-underline-color="font-color" fo:font-weight="bold" style:font-size-asian="11.5pt" style:font-size-complex="11.5pt"/>
    </style:style>
    <style:style style:name="P6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.5pt" fo:letter-spacing="normal" fo:font-style="normal" style:text-underline-style="solid" style:text-underline-width="auto" style:text-underline-color="font-color" fo:font-weight="normal" style:font-size-asian="11.5pt" style:font-size-complex="11.5pt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1.5pt" fo:letter-spacing="normal" fo:font-style="normal" fo:font-weight="bold" style:font-size-asian="11.5pt" style:font-size-complex="11.5pt"/>
    </style:style>
    <style:style style:name="P8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1.5pt" fo:letter-spacing="normal" fo:font-style="normal" fo:font-weight="normal" style:font-size-asian="11.5pt" style:font-size-complex="11.5pt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1625d2"/>
    </style:style>
    <style:style style:name="T3" style:family="text">
      <style:text-properties style:font-name="Courier New" style:text-underline-style="solid" style:text-underline-width="auto" style:text-underline-color="font-color" fo:font-weight="bold"/>
    </style:style>
    <style:style style:name="T4" style:family="text">
      <style:text-properties style:font-name="Courier New" style:text-underline-style="solid" style:text-underline-width="auto" style:text-underline-color="font-color" fo:font-weight="bold" officeooo:rsid="001625d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625d2"/>
    </style:style>
    <style:style style:name="T7" style:family="text">
      <style:text-properties officeooo:rsid="001625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MPSC382 Assignment Information Sheet</text:p>
      <text:p text:style-name="P3">You must submit an information sheet with every assignment.</text:p>
      <text:p text:style-name="P2"><text:span text:style-name="T1">Name:</text:span><text:span text:style-name="T3">_______________</text:span><text:span text:style-name="T4">Gary Miller</text:span><text:span text:style-name="T3">________</text:span><text:span text:style-name="T1"> Assignment #:</text:span> <text:span text:style-name="T1">_____</text:span><text:span text:style-name="T4">Lab 5</text:span><text:span text:style-name="T1">_______</text:span></text:p>
      <text:p text:style-name="P2"><text:span text:style-name="T1">Program Due Date:</text:span> <text:span text:style-name="T3">__</text:span><text:span text:style-name="T4">10-20-15</text:span><text:span text:style-name="T3">________________</text:span></text:p>
      <text:p text:style-name="P2"><text:span text:style-name="T1">Handed in Date:</text:span> <text:span text:style-name="T1">____</text:span><text:span text:style-name="T2">10-20-15</text:span><text:span text:style-name="T1">___________________ </text:span></text:p>
      <text:p text:style-name="P3">JDK Version: _______________________</text:p>
      <text:p text:style-name="P3">Source code file name(s):</text:p>
      <text:p text:style-name="P5">______<text:span text:style-name="T7">Lab5_Filters.pde</text:span>_______________________________________________</text:p>
      <text:p text:style-name="P3">________________________________________________________________</text:p>
      <text:p text:style-name="P3">Compiled (.jar or .class) file name(s): <text:span text:style-name="T5">___</text:span><text:span text:style-name="T6">N/A</text:span><text:span text:style-name="T5">___________________</text:span>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compile without error?:</text:span> <text:span text:style-name="T3">____</text:span><text:span text:style-name="T4">yes</text:span><text:span text:style-name="T3">_________</text:span><text:span text:style-name="T1"> </text:span></text:p>
      <text:p text:style-name="P3">If not, what is/are the error(s)?:</text:p>
      <text:p text:style-name="P3"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run without error?:</text:span> <text:span text:style-name="T3">____</text:span><text:span text:style-name="T4">yes</text:span><text:span text:style-name="T3">_________</text:span><text:span text:style-name="T1"> </text:span></text:p>
      <text:p text:style-name="P3">If not, what is/are the error(s) and which parts of your program run correctly?:</text:p>
      <text:p text:style-name="P3">________________________________________________________________</text:p>
      <text:p text:style-name="P3">________________________________________________________________</text:p>
      <text:p text:style-name="P4">________________________________________________________________</text:p>
      <text:p text:style-name="P4">________________________________________________________________</text:p>
      <text:p text:style-name="P3">Additional comments (including problems and extra credit):</text:p>
      <text:p text:style-name="P6">________<text:span text:style-name="T7">N/A</text:span>________________________________________________________</text:p>
      <text:p text:style-name="P4">________________________________________________________________</text:p>
      <text:p text:style-name="P8">________________________________________________________________</text:p>
      <text:p text:style-name="P8">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47:32.621890306</meta:creation-date>
    <dc:date>2015-10-20T15:50:31.547914744</dc:date>
    <meta:editing-duration>P0D</meta:editing-duration>
    <meta:editing-cycles>1</meta:editing-cycles>
    <meta:document-statistic meta:table-count="0" meta:image-count="0" meta:object-count="0" meta:page-count="1" meta:paragraph-count="28" meta:word-count="97" meta:character-count="1639" meta:non-whitespace-character-count="1567"/>
    <meta:generator>LibreOffice/4.2.8.2$Linux_X86_64 LibreOffice_project/420m0$Build-2</meta:generator>
  </office:meta>
</office:document-meta>
</file>